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169.06pt"/>
    </style:style>
    <style:style style:name="co8" style:family="table-column">
      <style:table-column-properties fo:break-before="auto" style:column-width="690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1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81f" style:vertical-align="middle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  <style:text-properties style:font-name="Ubuntu" fo:font-size="12pt" style:font-size-asian="12pt" style:font-size-complex="12pt"/>
    </style:style>
    <style:style style:name="ce3" style:family="table-cell" style:parent-style-name="Default"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ackground-color="#00381f" style:text-align-source="fix" style:repeat-content="false" style:vertical-align="middle"/>
      <style:paragraph-properties fo:text-align="center" fo:margin-left="0pt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F DataSourc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UF</text:p>
          </table:table-cell>
          <table:table-cell table:style-name="ce4" office:value-type="string" calcext:value-type="string">
            <text:p>Sigla</text:p>
          </table:table-cell>
          <table:table-cell table:style-name="ce4" office:value-type="string" calcext:value-type="string">
            <text:p>Sede</text:p>
          </table:table-cell>
          <table:table-cell table:style-name="ce4" office:value-type="string" calcext:value-type="string">
            <text:p>Gentílico</text:p>
          </table:table-cell>
          <table:table-cell table:style-name="ce4" office:value-type="string" calcext:value-type="string">
            <text:p>População</text:p>
          </table:table-cell>
          <table:table-cell table:style-name="ce4" office:value-type="string" calcext:value-type="string">
            <text:p>Região</text:p>
          </table:table-cell>
          <table:table-cell table:style-name="ce4" office:value-type="string" calcext:value-type="string">
            <text:p>Área</text:p>
          </table:table-cell>
          <table:table-cell table:style-name="ce1" office:value-type="string" calcext:value-type="string">
            <text:p>Nota Populacional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cre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Rio Branco</text:p>
          </table:table-cell>
          <table:table-cell table:style-name="ce5" office:value-type="string" calcext:value-type="string">
            <text:p>acriano</text:p>
          </table:table-cell>
          <table:table-cell table:style-name="ce5" office:value-type="float" office:value="881935" calcext:value-type="float">
            <text:p>88193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64123.964" calcext:value-type="float">
            <text:p>164123.964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lagoas</text:p>
          </table:table-cell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Maceió</text:p>
          </table:table-cell>
          <table:table-cell table:style-name="ce5" office:value-type="string" calcext:value-type="string">
            <text:p>alagoano</text:p>
          </table:table-cell>
          <table:table-cell table:style-name="ce5" office:value-type="float" office:value="3337357" calcext:value-type="float">
            <text:p>333735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7843.295" calcext:value-type="float">
            <text:p>27843.295</text:p>
          </table:table-cell>
          <table:table-cell table:style-name="ce2" office:value-type="string" calcext:value-type="string">
            <text:p>Diferença de 446 pessoas entre os Estados de Alagoas e Pernambuco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mapá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Macapá</text:p>
          </table:table-cell>
          <table:table-cell table:style-name="ce5" office:value-type="string" calcext:value-type="string">
            <text:p>amapaense</text:p>
          </table:table-cell>
          <table:table-cell table:style-name="ce5" office:value-type="float" office:value="845731" calcext:value-type="float">
            <text:p>845731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42470.762" calcext:value-type="float">
            <text:p>142470.76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mazonas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naus</text:p>
          </table:table-cell>
          <table:table-cell table:style-name="ce5" office:value-type="string" calcext:value-type="string">
            <text:p>amazonense</text:p>
          </table:table-cell>
          <table:table-cell table:style-name="ce5" office:value-type="float" office:value="4144597" calcext:value-type="float">
            <text:p>4144597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559167.889" calcext:value-type="float">
            <text:p>1559167.889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Bahia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iano</text:p>
          </table:table-cell>
          <table:table-cell table:style-name="ce5" office:value-type="float" office:value="14873064" calcext:value-type="float">
            <text:p>14873064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64760.427" calcext:value-type="float">
            <text:p>564760.427</text:p>
          </table:table-cell>
          <table:table-cell table:style-name="ce2" office:value-type="string" calcext:value-type="string">
            <text:p>Diferença de 206 pessoas entre os Estados de Sergipe e Bahia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eará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Fortaleza</text:p>
          </table:table-cell>
          <table:table-cell table:style-name="ce5" office:value-type="string" calcext:value-type="string">
            <text:p>cearense</text:p>
          </table:table-cell>
          <table:table-cell table:style-name="ce5" office:value-type="float" office:value="9132078" calcext:value-type="float">
            <text:p>9132078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148894.441" calcext:value-type="float">
            <text:p>148894.441</text:p>
          </table:table-cell>
          <table:table-cell table:style-name="ce2" office:value-type="string" calcext:value-type="string">
            <text:p>Diferença de 780 pessoas entre os Estados do Piauí e Ceará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Distrito Federal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brasiliense</text:p>
          </table:table-cell>
          <table:table-cell table:style-name="ce5" office:value-type="float" office:value="3015268" calcext:value-type="float">
            <text:p>3015268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5760.783" calcext:value-type="float">
            <text:p>5760.783</text:p>
          </table:table-cell>
          <table:table-cell table:style-name="ce2" office:value-type="string" calcext:value-type="string">
            <text:p>Diferença de 2.250 pessoas entre o Estado de Goiás e o Distrito Federal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spírito Santo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capixaba</text:p>
          </table:table-cell>
          <table:table-cell table:style-name="ce5" office:value-type="float" office:value="4018650" calcext:value-type="float">
            <text:p>4018650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46074.447" calcext:value-type="float">
            <text:p>46074.447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Goiás</text:p>
          </table:table-cell>
          <table:table-cell table:style-name="ce5" office:value-type="string" calcext:value-type="string">
            <text:p>GO</text:p>
          </table:table-cell>
          <table:table-cell table:style-name="ce5" office:value-type="string" calcext:value-type="string">
            <text:p>Goiânia</text:p>
          </table:table-cell>
          <table:table-cell table:style-name="ce5" office:value-type="string" calcext:value-type="string">
            <text:p>goiano</text:p>
          </table:table-cell>
          <table:table-cell table:style-name="ce5" office:value-type="float" office:value="7018354" calcext:value-type="float">
            <text:p>7018354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340203.329" calcext:value-type="float">
            <text:p>340203.329</text:p>
          </table:table-cell>
          <table:table-cell table:style-name="ce2" office:value-type="string" calcext:value-type="string">
            <text:p>Diferença de 2.250 pessoas entre o Estado de Goiás e o Distrito Federal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Maranhão</text:p>
          </table:table-cell>
          <table:table-cell table:style-name="ce5" office:value-type="string" calcext:value-type="string">
            <text:p>MA</text:p>
          </table:table-cell>
          <table:table-cell table:style-name="ce5" office:value-type="string" calcext:value-type="string">
            <text:p>São Luís</text:p>
          </table:table-cell>
          <table:table-cell table:style-name="ce5" office:value-type="string" calcext:value-type="string">
            <text:p>maranhense</text:p>
          </table:table-cell>
          <table:table-cell table:style-name="ce5" office:value-type="float" office:value="7075181" calcext:value-type="float">
            <text:p>7075181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329642.182" calcext:value-type="float">
            <text:p>329642.18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Mato Grosso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Cuiabá</text:p>
          </table:table-cell>
          <table:table-cell table:style-name="ce5" office:value-type="string" calcext:value-type="string">
            <text:p>mato-grossense</text:p>
          </table:table-cell>
          <table:table-cell table:style-name="ce5" office:value-type="float" office:value="3484466" calcext:value-type="float">
            <text:p>3484466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903207.019" calcext:value-type="float">
            <text:p>903207.019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Mato Grosso do Su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Sul-mato-grossense</text:p>
          </table:table-cell>
          <table:table-cell table:style-name="ce5" office:value-type="float" office:value="2778986" calcext:value-type="float">
            <text:p>2778986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357145.534" calcext:value-type="float">
            <text:p>357145.534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Minas Gerai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Belo Horizonte</text:p>
          </table:table-cell>
          <table:table-cell table:style-name="ce5" office:value-type="string" calcext:value-type="string">
            <text:p>mineiro</text:p>
          </table:table-cell>
          <table:table-cell table:style-name="ce5" office:value-type="float" office:value="21168791" calcext:value-type="float">
            <text:p>21168791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586521.123" calcext:value-type="float">
            <text:p>586521.12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ará</text:p>
          </table:table-cell>
          <table:table-cell table:style-name="ce5" office:value-type="string" calcext:value-type="string">
            <text:p>PA</text:p>
          </table:table-cell>
          <table:table-cell table:style-name="ce5" office:value-type="string" calcext:value-type="string">
            <text:p>Belém</text:p>
          </table:table-cell>
          <table:table-cell table:style-name="ce5" office:value-type="string" calcext:value-type="string">
            <text:p>paraense</text:p>
          </table:table-cell>
          <table:table-cell table:style-name="ce5" office:value-type="float" office:value="8602865" calcext:value-type="float">
            <text:p>860286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245870.798" calcext:value-type="float">
            <text:p>1245870.798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araíba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João Pessoa</text:p>
          </table:table-cell>
          <table:table-cell table:style-name="ce5" office:value-type="string" calcext:value-type="string">
            <text:p>paraibano</text:p>
          </table:table-cell>
          <table:table-cell table:style-name="ce5" office:value-type="float" office:value="4018127" calcext:value-type="float">
            <text:p>401812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6467.242" calcext:value-type="float">
            <text:p>56467.24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araná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Curitiba</text:p>
          </table:table-cell>
          <table:table-cell table:style-name="ce5" office:value-type="string" calcext:value-type="string">
            <text:p>paranaense</text:p>
          </table:table-cell>
          <table:table-cell table:style-name="ce5" office:value-type="float" office:value="11433957" calcext:value-type="float">
            <text:p>11433957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199298.979" calcext:value-type="float">
            <text:p>199298.979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ernambuco</text:p>
          </table:table-cell>
          <table:table-cell table:style-name="ce5" office:value-type="string" calcext:value-type="string">
            <text:p>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9557071" calcext:value-type="float">
            <text:p>9557071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98067.881" calcext:value-type="float">
            <text:p>98067.881</text:p>
          </table:table-cell>
          <table:table-cell table:style-name="ce2" office:value-type="string" calcext:value-type="string">
            <text:p>Diferença de 446 pessoas entre os Estados de Alagoas e Pernambuco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iauí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auiense</text:p>
          </table:table-cell>
          <table:table-cell table:style-name="ce5" office:value-type="float" office:value="3273227" calcext:value-type="float">
            <text:p>327322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51756.515" calcext:value-type="float">
            <text:p>251756.515</text:p>
          </table:table-cell>
          <table:table-cell table:style-name="ce2" office:value-type="string" calcext:value-type="string">
            <text:p>Diferença de 780 pessoas entre os Estados do Piauí e Ceará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fluminense</text:p>
          </table:table-cell>
          <table:table-cell table:style-name="ce5" office:value-type="float" office:value="17264943" calcext:value-type="float">
            <text:p>17264943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43750.427" calcext:value-type="float">
            <text:p>43750.427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io Grande do Norte</text:p>
          </table:table-cell>
          <table:table-cell table:style-name="ce5" office:value-type="string" calcext:value-type="string">
            <text:p>RN</text:p>
          </table:table-cell>
          <table:table-cell table:style-name="ce5" office:value-type="string" calcext:value-type="string">
            <text:p>Natal</text:p>
          </table:table-cell>
          <table:table-cell table:style-name="ce5" office:value-type="string" calcext:value-type="string">
            <text:p>potiguar</text:p>
          </table:table-cell>
          <table:table-cell table:style-name="ce5" office:value-type="float" office:value="3506853" calcext:value-type="float">
            <text:p>3506853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2809.602" calcext:value-type="float">
            <text:p>52809.60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io Grande do Sul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gaúcho</text:p>
          </table:table-cell>
          <table:table-cell table:style-name="ce5" office:value-type="float" office:value="11377239" calcext:value-type="float">
            <text:p>11377239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281707.156" calcext:value-type="float">
            <text:p>281707.15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ondônia</text:p>
          </table:table-cell>
          <table:table-cell table:style-name="ce5" office:value-type="string" calcext:value-type="string">
            <text:p>RO</text:p>
          </table:table-cell>
          <table:table-cell table:style-name="ce5" office:value-type="string" calcext:value-type="string">
            <text:p>Porto Velho</text:p>
          </table:table-cell>
          <table:table-cell table:style-name="ce5" office:value-type="string" calcext:value-type="string">
            <text:p>rondoniano</text:p>
          </table:table-cell>
          <table:table-cell table:style-name="ce5" office:value-type="float" office:value="1777225" calcext:value-type="float">
            <text:p>177722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37765.24" calcext:value-type="float">
            <text:p>237765.24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oraima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Boa Vista</text:p>
          </table:table-cell>
          <table:table-cell table:style-name="ce5" office:value-type="string" calcext:value-type="string">
            <text:p>roraimense</text:p>
          </table:table-cell>
          <table:table-cell table:style-name="ce5" office:value-type="float" office:value="605761" calcext:value-type="float">
            <text:p>605761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23644.527" calcext:value-type="float">
            <text:p>223644.527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anta Catarina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Florianópolis</text:p>
          </table:table-cell>
          <table:table-cell table:style-name="ce5" office:value-type="string" calcext:value-type="string">
            <text:p>catarinense</text:p>
          </table:table-cell>
          <table:table-cell table:style-name="ce5" office:value-type="float" office:value="7164788" calcext:value-type="float">
            <text:p>7164788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95730.684" calcext:value-type="float">
            <text:p>95730.684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ão Paul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paulista</text:p>
          </table:table-cell>
          <table:table-cell table:style-name="ce5" office:value-type="float" office:value="45919049" calcext:value-type="float">
            <text:p>45919049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248219.481" calcext:value-type="float">
            <text:p>248219.48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ergip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racaju</text:p>
          </table:table-cell>
          <table:table-cell table:style-name="ce5" office:value-type="string" calcext:value-type="string">
            <text:p>sergipano</text:p>
          </table:table-cell>
          <table:table-cell table:style-name="ce5" office:value-type="float" office:value="2298696" calcext:value-type="float">
            <text:p>2298696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1925.424" calcext:value-type="float">
            <text:p>21925.424</text:p>
          </table:table-cell>
          <table:table-cell table:style-name="ce2" office:value-type="string" calcext:value-type="string">
            <text:p>Diferença de 206 pessoas entre os Estados de Sergipe e Bahia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ocantins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Palmas</text:p>
          </table:table-cell>
          <table:table-cell table:style-name="ce5" office:value-type="string" calcext:value-type="string">
            <text:p>tocantinense</text:p>
          </table:table-cell>
          <table:table-cell table:style-name="ce5" office:value-type="float" office:value="1572866" calcext:value-type="float">
            <text:p>1572866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77466.763" calcext:value-type="float">
            <text:p>277466.763</text:p>
          </table:table-cell>
          <table:table-cell table:style-name="ce2" table:number-columns-repeated="1017"/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UF DataSource'.A1:'UF DataSource'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date-style style:name="N117">
      <number:day number:calendar="jewish"/>
      <number:text> </number:text>
      <number:month number:calendar="jewish" number:style="long" number:textual="true"/>
    </number:dat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4">00/00/0000</text:date></text:span><text:span text:style-name="MT1">, </text:span><text:span text:style-name="MT1"><text:time style:data-style-name="N2" text:time-value="00:19:45.17859206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00:24:34.303639236</dc:date>
    <meta:editing-duration>PT10M7S</meta:editing-duration>
    <meta:editing-cycles>4</meta:editing-cycles>
    <meta:generator>LibreOffice/6.0.7.3$Linux_X86_64 LibreOffice_project/00m0$Build-3</meta:generator>
    <meta:document-statistic meta:table-count="1" meta:cell-count="205" meta:object-count="0"/>
  </office:meta>
</office:document-meta>
</file>